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9A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444" calcext:value-type="float">
            <text:p>444</text:p>
          </table:table-cell>
          <table:table-cell office:value-type="float" office:value="1114" calcext:value-type="float">
            <text:p>1114</text:p>
          </table:table-cell>
          <table:table-cell office:value-type="float" office:value="2758" calcext:value-type="float">
            <text:p>2758</text:p>
          </table:table-cell>
          <table:table-cell office:value-type="float" office:value="6872" calcext:value-type="float">
            <text:p>6872</text:p>
          </table:table-cell>
          <table:table-cell office:value-type="float" office:value="17082" calcext:value-type="float">
            <text:p>17082</text:p>
          </table:table-cell>
          <table:table-cell office:value-type="float" office:value="42494" calcext:value-type="float">
            <text:p>42494</text:p>
          </table:table-cell>
          <table:table-cell office:value-type="float" office:value="105718" calcext:value-type="float">
            <text:p>105718</text:p>
          </table:table-cell>
          <table:table-cell office:value-type="float" office:value="262948" calcext:value-type="float">
            <text:p>262948</text:p>
          </table:table-cell>
          <table:table-cell office:value-type="float" office:value="654188" calcext:value-type="float">
            <text:p>654188</text:p>
          </table:table-cell>
          <table:table-cell office:value-type="float" office:value="1627258" calcext:value-type="float">
            <text:p>1627258</text:p>
          </table:table-cell>
        </table:table-row>
        <table:table-row table:style-name="ro1">
          <table:table-cell office:value-type="string" calcext:value-type="string">
            <text:p>341A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446" calcext:value-type="float">
            <text:p>446</text:p>
          </table:table-cell>
          <table:table-cell office:value-type="float" office:value="1098" calcext:value-type="float">
            <text:p>1098</text:p>
          </table:table-cell>
          <table:table-cell office:value-type="float" office:value="2748" calcext:value-type="float">
            <text:p>2748</text:p>
          </table:table-cell>
          <table:table-cell office:value-type="float" office:value="6810" calcext:value-type="float">
            <text:p>6810</text:p>
          </table:table-cell>
          <table:table-cell office:value-type="float" office:value="16974" calcext:value-type="float">
            <text:p>16974</text:p>
          </table:table-cell>
          <table:table-cell office:value-type="float" office:value="42188" calcext:value-type="float">
            <text:p>42188</text:p>
          </table:table-cell>
          <table:table-cell office:value-type="float" office:value="104976" calcext:value-type="float">
            <text:p>104976</text:p>
          </table:table-cell>
          <table:table-cell office:value-type="float" office:value="261142" calcext:value-type="float">
            <text:p>261142</text:p>
          </table:table-cell>
          <table:table-cell office:value-type="float" office:value="649564" calcext:value-type="float">
            <text:p>649564</text:p>
          </table:table-cell>
          <table:table-cell office:value-type="float" office:value="1616026" calcext:value-type="float">
            <text:p>1616026</text:p>
          </table:table-cell>
        </table:table-row>
        <table:table-row table:style-name="ro1">
          <table:table-cell office:value-type="string" calcext:value-type="string">
            <text:p>459A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444" calcext:value-type="float">
            <text:p>444</text:p>
          </table:table-cell>
          <table:table-cell office:value-type="float" office:value="1106" calcext:value-type="float">
            <text:p>1106</text:p>
          </table:table-cell>
          <table:table-cell office:value-type="float" office:value="2734" calcext:value-type="float">
            <text:p>2734</text:p>
          </table:table-cell>
          <table:table-cell office:value-type="float" office:value="6816" calcext:value-type="float">
            <text:p>6816</text:p>
          </table:table-cell>
          <table:table-cell office:value-type="float" office:value="16928" calcext:value-type="float">
            <text:p>16928</text:p>
          </table:table-cell>
          <table:table-cell office:value-type="float" office:value="42134" calcext:value-type="float">
            <text:p>42134</text:p>
          </table:table-cell>
          <table:table-cell office:value-type="float" office:value="104792" calcext:value-type="float">
            <text:p>104792</text:p>
          </table:table-cell>
          <table:table-cell office:value-type="float" office:value="260678" calcext:value-type="float">
            <text:p>260678</text:p>
          </table:table-cell>
          <table:table-cell office:value-type="float" office:value="648508" calcext:value-type="float">
            <text:p>648508</text:p>
          </table:table-cell>
          <table:table-cell office:value-type="float" office:value="1613124" calcext:value-type="float">
            <text:p>1613124</text:p>
          </table:table-cell>
        </table:table-row>
        <table:table-row table:style-name="ro1">
          <table:table-cell office:value-type="string" calcext:value-type="string">
            <text:p>540A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446" calcext:value-type="float">
            <text:p>446</text:p>
          </table:table-cell>
          <table:table-cell office:value-type="float" office:value="1120" calcext:value-type="float">
            <text:p>1120</text:p>
          </table:table-cell>
          <table:table-cell office:value-type="float" office:value="2772" calcext:value-type="float">
            <text:p>2772</text:p>
          </table:table-cell>
          <table:table-cell office:value-type="float" office:value="6908" calcext:value-type="float">
            <text:p>6908</text:p>
          </table:table-cell>
          <table:table-cell office:value-type="float" office:value="17182" calcext:value-type="float">
            <text:p>17182</text:p>
          </table:table-cell>
          <table:table-cell office:value-type="float" office:value="42726" calcext:value-type="float">
            <text:p>42726</text:p>
          </table:table-cell>
          <table:table-cell office:value-type="float" office:value="106332" calcext:value-type="float">
            <text:p>106332</text:p>
          </table:table-cell>
          <table:table-cell office:value-type="float" office:value="264420" calcext:value-type="float">
            <text:p>264420</text:p>
          </table:table-cell>
          <table:table-cell office:value-type="float" office:value="657928" calcext:value-type="float">
            <text:p>657928</text:p>
          </table:table-cell>
          <table:table-cell office:value-type="float" office:value="1636468" calcext:value-type="float">
            <text:p>1636468</text:p>
          </table:table-cell>
        </table:table-row>
        <table:table-row table:style-name="ro1">
          <table:table-cell office:value-type="string" calcext:value-type="string">
            <text:p>085A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398" calcext:value-type="float">
            <text:p>398</text:p>
          </table:table-cell>
          <table:table-cell office:value-type="float" office:value="982" calcext:value-type="float">
            <text:p>982</text:p>
          </table:table-cell>
          <table:table-cell office:value-type="float" office:value="2442" calcext:value-type="float">
            <text:p>2442</text:p>
          </table:table-cell>
          <table:table-cell office:value-type="float" office:value="6070" calcext:value-type="float">
            <text:p>6070</text:p>
          </table:table-cell>
          <table:table-cell office:value-type="float" office:value="15088" calcext:value-type="float">
            <text:p>15088</text:p>
          </table:table-cell>
          <table:table-cell office:value-type="float" office:value="37552" calcext:value-type="float">
            <text:p>37552</text:p>
          </table:table-cell>
          <table:table-cell office:value-type="float" office:value="93368" calcext:value-type="float">
            <text:p>93368</text:p>
          </table:table-cell>
          <table:table-cell office:value-type="float" office:value="232334" calcext:value-type="float">
            <text:p>232334</text:p>
          </table:table-cell>
          <table:table-cell office:value-type="float" office:value="577852" calcext:value-type="float">
            <text:p>577852</text:p>
          </table:table-cell>
          <table:table-cell office:value-type="float" office:value="1437604" calcext:value-type="float">
            <text:p>1437604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12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12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12"/>
        </table:table-row>
        <table:table-row table:style-name="ro1">
          <table:table-cell office:value-type="float" office:value="17082" calcext:value-type="float">
            <text:p>17082</text:p>
          </table:table-cell>
          <table:table-cell table:number-columns-repeated="12"/>
        </table:table-row>
        <table:table-row table:style-name="ro1">
          <table:table-cell office:value-type="float" office:value="42494" calcext:value-type="float">
            <text:p>42494</text:p>
          </table:table-cell>
          <table:table-cell table:number-columns-repeated="12"/>
        </table:table-row>
        <table:table-row table:style-name="ro1">
          <table:table-cell office:value-type="float" office:value="105718" calcext:value-type="float">
            <text:p>105718</text:p>
          </table:table-cell>
          <table:table-cell table:number-columns-repeated="12"/>
        </table:table-row>
        <table:table-row table:style-name="ro1">
          <table:table-cell office:value-type="float" office:value="262948" calcext:value-type="float">
            <text:p>262948</text:p>
          </table:table-cell>
          <table:table-cell table:number-columns-repeated="12"/>
        </table:table-row>
        <table:table-row table:style-name="ro1">
          <table:table-cell office:value-type="float" office:value="654188" calcext:value-type="float">
            <text:p>654188</text:p>
          </table:table-cell>
          <table:table-cell table:number-columns-repeated="12"/>
        </table:table-row>
        <table:table-row table:style-name="ro1">
          <table:table-cell office:value-type="float" office:value="1627258" calcext:value-type="float">
            <text:p>162725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3:55:10.559432936</meta:creation-date>
    <dc:date>2024-12-22T00:32:07.366018170</dc:date>
    <meta:editing-duration>PT2H17M3S</meta:editing-duration>
    <meta:editing-cycles>7</meta:editing-cycles>
    <meta:generator>LibreOffice/24.2.7.2$Linux_X86_64 LibreOffice_project/420$Build-2</meta:generator>
    <meta:document-statistic meta:table-count="1" meta:cell-count="89" meta:object-count="0"/>
  </office:meta>
</office:document-meta>
</file>